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734508474576" calcext:value-type="float">
            <text:p>2.14735</text:p>
          </table:table-cell>
          <table:table-cell office:value-type="float" office:value="2.45269649717514" calcext:value-type="float">
            <text:p>2.4527</text:p>
          </table:table-cell>
          <table:table-cell office:value-type="float" office:value="3.0843460338983" calcext:value-type="float">
            <text:p>3.0843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981672316384" calcext:value-type="float">
            <text:p>2.18982</text:p>
          </table:table-cell>
          <table:table-cell office:value-type="float" office:value="2.39015661016949" calcext:value-type="float">
            <text:p>2.39016</text:p>
          </table:table-cell>
          <table:table-cell office:value-type="float" office:value="3.25356745762712" calcext:value-type="float">
            <text:p>3.253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599593220339" calcext:value-type="float">
            <text:p>2.386</text:p>
          </table:table-cell>
          <table:table-cell office:value-type="float" office:value="2.03507288135593" calcext:value-type="float">
            <text:p>2.03507</text:p>
          </table:table-cell>
          <table:table-cell office:value-type="float" office:value="2.70479511864407" calcext:value-type="float">
            <text:p>2.70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7791975141243" calcext:value-type="float">
            <text:p>2.37792</text:p>
          </table:table-cell>
          <table:table-cell office:value-type="float" office:value="2.11167771751412" calcext:value-type="float">
            <text:p>2.11168</text:p>
          </table:table-cell>
          <table:table-cell office:value-type="float" office:value="2.86543050847458" calcext:value-type="float">
            <text:p>2.865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256483615819" calcext:value-type="float">
            <text:p>2.35256</text:p>
          </table:table-cell>
          <table:table-cell office:value-type="float" office:value="2.11233319774011" calcext:value-type="float">
            <text:p>2.11233</text:p>
          </table:table-cell>
          <table:table-cell office:value-type="float" office:value="2.73004474576271" calcext:value-type="float">
            <text:p>2.730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189972881356" calcext:value-type="float">
            <text:p>2.2019</text:p>
          </table:table-cell>
          <table:table-cell office:value-type="float" office:value="2.33706097175141" calcext:value-type="float">
            <text:p>2.33706</text:p>
          </table:table-cell>
          <table:table-cell office:value-type="float" office:value="2.87621803389831" calcext:value-type="float">
            <text:p>2.876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3527715254237" calcext:value-type="float">
            <text:p>2.33528</text:p>
          </table:table-cell>
          <table:table-cell office:value-type="float" office:value="2.16179896045198" calcext:value-type="float">
            <text:p>2.1618</text:p>
          </table:table-cell>
          <table:table-cell office:value-type="float" office:value="2.95672325423729" calcext:value-type="float">
            <text:p>2.956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816228248588" calcext:value-type="float">
            <text:p>2.32816</text:p>
          </table:table-cell>
          <table:table-cell office:value-type="float" office:value="2.17200115254237" calcext:value-type="float">
            <text:p>2.172</text:p>
          </table:table-cell>
          <table:table-cell office:value-type="float" office:value="2.97372501694915" calcext:value-type="float">
            <text:p>2.973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345254237288" calcext:value-type="float">
            <text:p>2.32345</text:p>
          </table:table-cell>
          <table:table-cell office:value-type="float" office:value="2.15116745762712" calcext:value-type="float">
            <text:p>2.15117</text:p>
          </table:table-cell>
          <table:table-cell office:value-type="float" office:value="2.9248246779661" calcext:value-type="float">
            <text:p>2.9248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377609039548" calcext:value-type="float">
            <text:p>2.30378</text:p>
          </table:table-cell>
          <table:table-cell office:value-type="float" office:value="2.16746117514124" calcext:value-type="float">
            <text:p>2.16746</text:p>
          </table:table-cell>
          <table:table-cell office:value-type="float" office:value="2.8347666440678" calcext:value-type="float">
            <text:p>2.834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848221468927" calcext:value-type="float">
            <text:p>2.29848</text:p>
          </table:table-cell>
          <table:table-cell office:value-type="float" office:value="2.22986131073446" calcext:value-type="float">
            <text:p>2.22986</text:p>
          </table:table-cell>
          <table:table-cell office:value-type="float" office:value="3.08315552542373" calcext:value-type="float">
            <text:p>3.083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896605649717" calcext:value-type="float">
            <text:p>2.23897</text:p>
          </table:table-cell>
          <table:table-cell office:value-type="float" office:value="2.29779916384181" calcext:value-type="float">
            <text:p>2.2978</text:p>
          </table:table-cell>
          <table:table-cell office:value-type="float" office:value="3.14650576271186" calcext:value-type="float">
            <text:p>3.146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605179661017" calcext:value-type="float">
            <text:p>2.29605</text:p>
          </table:table-cell>
          <table:table-cell office:value-type="float" office:value="2.16488162711864" calcext:value-type="float">
            <text:p>2.16488</text:p>
          </table:table-cell>
          <table:table-cell office:value-type="float" office:value="2.77005884745763" calcext:value-type="float">
            <text:p>2.770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530693785311" calcext:value-type="float">
            <text:p>2.29531</text:p>
          </table:table-cell>
          <table:table-cell office:value-type="float" office:value="2.1080249039548" calcext:value-type="float">
            <text:p>2.10802</text:p>
          </table:table-cell>
          <table:table-cell office:value-type="float" office:value="2.62453233898305" calcext:value-type="float">
            <text:p>2.624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506766101695" calcext:value-type="float">
            <text:p>2.29507</text:p>
          </table:table-cell>
          <table:table-cell office:value-type="float" office:value="2.23225636158192" calcext:value-type="float">
            <text:p>2.23226</text:p>
          </table:table-cell>
          <table:table-cell office:value-type="float" office:value="3.18984840677966" calcext:value-type="float">
            <text:p>3.189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22741920904" calcext:value-type="float">
            <text:p>2.29227</text:p>
          </table:table-cell>
          <table:table-cell office:value-type="float" office:value="2.17527848587571" calcext:value-type="float">
            <text:p>2.17528</text:p>
          </table:table-cell>
          <table:table-cell office:value-type="float" office:value="2.78457518644068" calcext:value-type="float">
            <text:p>2.784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944451977401" calcext:value-type="float">
            <text:p>2.22944</text:p>
          </table:table-cell>
          <table:table-cell office:value-type="float" office:value="2.29149209039548" calcext:value-type="float">
            <text:p>2.29149</text:p>
          </table:table-cell>
          <table:table-cell office:value-type="float" office:value="3.09755145762712" calcext:value-type="float">
            <text:p>3.097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49552542373" calcext:value-type="float">
            <text:p>2.2315</text:p>
          </table:table-cell>
          <table:table-cell office:value-type="float" office:value="2.28688840677966" calcext:value-type="float">
            <text:p>2.28689</text:p>
          </table:table-cell>
          <table:table-cell office:value-type="float" office:value="3.16234006779661" calcext:value-type="float">
            <text:p>3.162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8469963841808" calcext:value-type="float">
            <text:p>2.2847</text:p>
          </table:table-cell>
          <table:table-cell office:value-type="float" office:value="2.23592167231638" calcext:value-type="float">
            <text:p>2.23592</text:p>
          </table:table-cell>
          <table:table-cell office:value-type="float" office:value="3.09112216949153" calcext:value-type="float">
            <text:p>3.091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911401129943" calcext:value-type="float">
            <text:p>2.25911</text:p>
          </table:table-cell>
          <table:table-cell office:value-type="float" office:value="2.27916983050847" calcext:value-type="float">
            <text:p>2.27917</text:p>
          </table:table-cell>
          <table:table-cell office:value-type="float" office:value="3.11549342372881" calcext:value-type="float">
            <text:p>3.115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775835480226" calcext:value-type="float">
            <text:p>2.27758</text:p>
          </table:table-cell>
          <table:table-cell office:value-type="float" office:value="2.2337024180791" calcext:value-type="float">
            <text:p>2.2337</text:p>
          </table:table-cell>
          <table:table-cell office:value-type="float" office:value="2.94177681355932" calcext:value-type="float">
            <text:p>2.941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25857627119" calcext:value-type="float">
            <text:p>2.27526</text:p>
          </table:table-cell>
          <table:table-cell office:value-type="float" office:value="2.27439722033898" calcext:value-type="float">
            <text:p>2.2744</text:p>
          </table:table-cell>
          <table:table-cell office:value-type="float" office:value="3.1717220338983" calcext:value-type="float">
            <text:p>3.171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181651977401" calcext:value-type="float">
            <text:p>2.27182</text:p>
          </table:table-cell>
          <table:table-cell office:value-type="float" office:value="2.26408284745763" calcext:value-type="float">
            <text:p>2.26408</text:p>
          </table:table-cell>
          <table:table-cell office:value-type="float" office:value="3.12431159322034" calcext:value-type="float">
            <text:p>3.124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99394350282" calcext:value-type="float">
            <text:p>2.26799</text:p>
          </table:table-cell>
          <table:table-cell office:value-type="float" office:value="2.26834874576271" calcext:value-type="float">
            <text:p>2.26835</text:p>
          </table:table-cell>
          <table:table-cell office:value-type="float" office:value="3.03199945762712" calcext:value-type="float">
            <text:p>3.0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6754576271186" calcext:value-type="float">
            <text:p>2.26755</text:p>
          </table:table-cell>
          <table:table-cell office:value-type="float" office:value="2.27506790960452" calcext:value-type="float">
            <text:p>2.27507</text:p>
          </table:table-cell>
          <table:table-cell office:value-type="float" office:value="3.10208596610169" calcext:value-type="float">
            <text:p>3.102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022856497175" calcext:value-type="float">
            <text:p>2.28023</text:p>
          </table:table-cell>
          <table:table-cell office:value-type="float" office:value="2.26509805649717" calcext:value-type="float">
            <text:p>2.2651</text:p>
          </table:table-cell>
          <table:table-cell office:value-type="float" office:value="3.18080108474576" calcext:value-type="float">
            <text:p>3.18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372325423729" calcext:value-type="float">
            <text:p>2.26372</text:p>
          </table:table-cell>
          <table:table-cell office:value-type="float" office:value="2.21202811299435" calcext:value-type="float">
            <text:p>2.21203</text:p>
          </table:table-cell>
          <table:table-cell office:value-type="float" office:value="2.96986955932203" calcext:value-type="float">
            <text:p>2.969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68833898305" calcext:value-type="float">
            <text:p>2.25269</text:p>
          </table:table-cell>
          <table:table-cell office:value-type="float" office:value="2.32449794350283" calcext:value-type="float">
            <text:p>2.3245</text:p>
          </table:table-cell>
          <table:table-cell office:value-type="float" office:value="3.16580474576271" calcext:value-type="float">
            <text:p>3.16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160235028249" calcext:value-type="float">
            <text:p>2.2516</text:p>
          </table:table-cell>
          <table:table-cell office:value-type="float" office:value="2.18433218079096" calcext:value-type="float">
            <text:p>2.18433</text:p>
          </table:table-cell>
          <table:table-cell office:value-type="float" office:value="2.84113166101695" calcext:value-type="float">
            <text:p>2.841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046967231638" calcext:value-type="float">
            <text:p>2.25047</text:p>
          </table:table-cell>
          <table:table-cell office:value-type="float" office:value="2.2153344180791" calcext:value-type="float">
            <text:p>2.21533</text:p>
          </table:table-cell>
          <table:table-cell office:value-type="float" office:value="3.06792352542373" calcext:value-type="float">
            <text:p>3.067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785868926554" calcext:value-type="float">
            <text:p>2.24786</text:p>
          </table:table-cell>
          <table:table-cell office:value-type="float" office:value="2.27861428248588" calcext:value-type="float">
            <text:p>2.27861</text:p>
          </table:table-cell>
          <table:table-cell office:value-type="float" office:value="3.18160298305085" calcext:value-type="float">
            <text:p>3.18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85505084746" calcext:value-type="float">
            <text:p>2.24686</text:p>
          </table:table-cell>
          <table:table-cell office:value-type="float" office:value="2.24786725423729" calcext:value-type="float">
            <text:p>2.24787</text:p>
          </table:table-cell>
          <table:table-cell office:value-type="float" office:value="2.97293857627119" calcext:value-type="float">
            <text:p>2.972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13005649718" calcext:value-type="float">
            <text:p>2.24313</text:p>
          </table:table-cell>
          <table:table-cell office:value-type="float" office:value="2.25482" calcext:value-type="float">
            <text:p>2.25482</text:p>
          </table:table-cell>
          <table:table-cell office:value-type="float" office:value="2.99095674576271" calcext:value-type="float">
            <text:p>2.990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51498305085" calcext:value-type="float">
            <text:p>2.24251</text:p>
          </table:table-cell>
          <table:table-cell office:value-type="float" office:value="2.34094537853107" calcext:value-type="float">
            <text:p>2.34095</text:p>
          </table:table-cell>
          <table:table-cell office:value-type="float" office:value="3.14013749152542" calcext:value-type="float">
            <text:p>3.140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138635028249" calcext:value-type="float">
            <text:p>2.24139</text:p>
          </table:table-cell>
          <table:table-cell office:value-type="float" office:value="2.30044465536723" calcext:value-type="float">
            <text:p>2.30044</text:p>
          </table:table-cell>
          <table:table-cell office:value-type="float" office:value="3.19830861016949" calcext:value-type="float">
            <text:p>3.198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811871186441" calcext:value-type="float">
            <text:p>2.23812</text:p>
          </table:table-cell>
          <table:table-cell office:value-type="float" office:value="2.27524131073446" calcext:value-type="float">
            <text:p>2.27524</text:p>
          </table:table-cell>
          <table:table-cell office:value-type="float" office:value="3.01364772881356" calcext:value-type="float">
            <text:p>3.013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760463276836" calcext:value-type="float">
            <text:p>2.2376</text:p>
          </table:table-cell>
          <table:table-cell office:value-type="float" office:value="2.21981638418079" calcext:value-type="float">
            <text:p>2.21982</text:p>
          </table:table-cell>
          <table:table-cell office:value-type="float" office:value="3.01471891525424" calcext:value-type="float">
            <text:p>3.014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135552542373" calcext:value-type="float">
            <text:p>2.23136</text:p>
          </table:table-cell>
          <table:table-cell office:value-type="float" office:value="2.25489337853107" calcext:value-type="float">
            <text:p>2.25489</text:p>
          </table:table-cell>
          <table:table-cell office:value-type="float" office:value="2.96301016949153" calcext:value-type="float">
            <text:p>2.963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91477740113" calcext:value-type="float">
            <text:p>2.22915</text:p>
          </table:table-cell>
          <table:table-cell office:value-type="float" office:value="2.31079715254237" calcext:value-type="float">
            <text:p>2.3108</text:p>
          </table:table-cell>
          <table:table-cell office:value-type="float" office:value="3.15882928813559" calcext:value-type="float">
            <text:p>3.158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490316384181" calcext:value-type="float">
            <text:p>2.2749</text:p>
          </table:table-cell>
          <table:table-cell office:value-type="float" office:value="2.22842146892655" calcext:value-type="float">
            <text:p>2.22842</text:p>
          </table:table-cell>
          <table:table-cell office:value-type="float" office:value="3.0714153220339" calcext:value-type="float">
            <text:p>3.071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2410770621469" calcext:value-type="float">
            <text:p>2.22411</text:p>
          </table:table-cell>
          <table:table-cell office:value-type="float" office:value="2.30695493785311" calcext:value-type="float">
            <text:p>2.30695</text:p>
          </table:table-cell>
          <table:table-cell office:value-type="float" office:value="3.24312813559322" calcext:value-type="float">
            <text:p>3.243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364614689266" calcext:value-type="float">
            <text:p>2.22365</text:p>
          </table:table-cell>
          <table:table-cell office:value-type="float" office:value="2.30072049717514" calcext:value-type="float">
            <text:p>2.30072</text:p>
          </table:table-cell>
          <table:table-cell office:value-type="float" office:value="3.0200493559322" calcext:value-type="float">
            <text:p>3.020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595482485876" calcext:value-type="float">
            <text:p>2.30595</text:p>
          </table:table-cell>
          <table:table-cell office:value-type="float" office:value="2.22332431638418" calcext:value-type="float">
            <text:p>2.22332</text:p>
          </table:table-cell>
          <table:table-cell office:value-type="float" office:value="3.17219986440678" calcext:value-type="float">
            <text:p>3.17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265281355932" calcext:value-type="float">
            <text:p>2.22265</text:p>
          </table:table-cell>
          <table:table-cell office:value-type="float" office:value="2.36617552542373" calcext:value-type="float">
            <text:p>2.36618</text:p>
          </table:table-cell>
          <table:table-cell office:value-type="float" office:value="3.2887346440678" calcext:value-type="float">
            <text:p>3.288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192616949153" calcext:value-type="float">
            <text:p>2.22193</text:p>
          </table:table-cell>
          <table:table-cell office:value-type="float" office:value="2.35511814689266" calcext:value-type="float">
            <text:p>2.35512</text:p>
          </table:table-cell>
          <table:table-cell office:value-type="float" office:value="3.20190969491525" calcext:value-type="float">
            <text:p>3.201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0744180791" calcext:value-type="float">
            <text:p>2.22007</text:p>
          </table:table-cell>
          <table:table-cell office:value-type="float" office:value="2.35037984180791" calcext:value-type="float">
            <text:p>2.35038</text:p>
          </table:table-cell>
          <table:table-cell office:value-type="float" office:value="3.19223701694915" calcext:value-type="float">
            <text:p>3.192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160101920904" calcext:value-type="float">
            <text:p>2.21601</text:p>
          </table:table-cell>
          <table:table-cell office:value-type="float" office:value="2.32324024858757" calcext:value-type="float">
            <text:p>2.32324</text:p>
          </table:table-cell>
          <table:table-cell office:value-type="float" office:value="3.15146115254237" calcext:value-type="float">
            <text:p>3.151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361753672316" calcext:value-type="float">
            <text:p>2.21362</text:p>
          </table:table-cell>
          <table:table-cell office:value-type="float" office:value="2.37259979661017" calcext:value-type="float">
            <text:p>2.3726</text:p>
          </table:table-cell>
          <table:table-cell office:value-type="float" office:value="3.07871810169492" calcext:value-type="float">
            <text:p>3.078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813401129943" calcext:value-type="float">
            <text:p>2.29813</text:p>
          </table:table-cell>
          <table:table-cell office:value-type="float" office:value="2.21225231638418" calcext:value-type="float">
            <text:p>2.21225</text:p>
          </table:table-cell>
          <table:table-cell office:value-type="float" office:value="2.95123715254237" calcext:value-type="float">
            <text:p>2.951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144874576271" calcext:value-type="float">
            <text:p>2.20145</text:p>
          </table:table-cell>
          <table:table-cell office:value-type="float" office:value="2.35907631638418" calcext:value-type="float">
            <text:p>2.35908</text:p>
          </table:table-cell>
          <table:table-cell office:value-type="float" office:value="3.13672813559322" calcext:value-type="float">
            <text:p>3.136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268675706215" calcext:value-type="float">
            <text:p>2.19269</text:p>
          </table:table-cell>
          <table:table-cell office:value-type="float" office:value="2.33440720903955" calcext:value-type="float">
            <text:p>2.33441</text:p>
          </table:table-cell>
          <table:table-cell office:value-type="float" office:value="3.03576569491525" calcext:value-type="float">
            <text:p>3.035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227557062147" calcext:value-type="float">
            <text:p>2.19228</text:p>
          </table:table-cell>
          <table:table-cell office:value-type="float" office:value="2.32532167231638" calcext:value-type="float">
            <text:p>2.32532</text:p>
          </table:table-cell>
          <table:table-cell office:value-type="float" office:value="2.97597911864407" calcext:value-type="float">
            <text:p>2.975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53263276836" calcext:value-type="float">
            <text:p>2.19153</text:p>
          </table:table-cell>
          <table:table-cell office:value-type="float" office:value="2.41014946892655" calcext:value-type="float">
            <text:p>2.41015</text:p>
          </table:table-cell>
          <table:table-cell office:value-type="float" office:value="3.14950779661017" calcext:value-type="float">
            <text:p>3.149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72809039548" calcext:value-type="float">
            <text:p>2.22073</text:p>
          </table:table-cell>
          <table:table-cell office:value-type="float" office:value="2.19021249717514" calcext:value-type="float">
            <text:p>2.19021</text:p>
          </table:table-cell>
          <table:table-cell office:value-type="float" office:value="2.78842142372881" calcext:value-type="float">
            <text:p>2.788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820775141243" calcext:value-type="float">
            <text:p>2.17821</text:p>
          </table:table-cell>
          <table:table-cell office:value-type="float" office:value="2.35495588700565" calcext:value-type="float">
            <text:p>2.35496</text:p>
          </table:table-cell>
          <table:table-cell office:value-type="float" office:value="3.02005477966102" calcext:value-type="float">
            <text:p>3.020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25586440678" calcext:value-type="float">
            <text:p>2.31256</text:p>
          </table:table-cell>
          <table:table-cell office:value-type="float" office:value="2.1695611299435" calcext:value-type="float">
            <text:p>2.16956</text:p>
          </table:table-cell>
          <table:table-cell office:value-type="float" office:value="2.88670020338983" calcext:value-type="float">
            <text:p>2.88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014729943503" calcext:value-type="float">
            <text:p>2.33015</text:p>
          </table:table-cell>
          <table:table-cell office:value-type="float" office:value="2.16178989830508" calcext:value-type="float">
            <text:p>2.16179</text:p>
          </table:table-cell>
          <table:table-cell office:value-type="float" office:value="2.97816054237288" calcext:value-type="float">
            <text:p>2.978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5835351412429" calcext:value-type="float">
            <text:p>2.15835</text:p>
          </table:table-cell>
          <table:table-cell office:value-type="float" office:value="2.33257430508475" calcext:value-type="float">
            <text:p>2.33257</text:p>
          </table:table-cell>
          <table:table-cell office:value-type="float" office:value="3.05766291525424" calcext:value-type="float">
            <text:p>3.057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298318644068" calcext:value-type="float">
            <text:p>2.15298</text:p>
          </table:table-cell>
          <table:table-cell office:value-type="float" office:value="2.30737674576271" calcext:value-type="float">
            <text:p>2.30738</text:p>
          </table:table-cell>
          <table:table-cell office:value-type="float" office:value="2.92195037288136" calcext:value-type="float">
            <text:p>2.921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926196610169" calcext:value-type="float">
            <text:p>2.37926</text:p>
          </table:table-cell>
          <table:table-cell office:value-type="float" office:value="2.0372637740113" calcext:value-type="float">
            <text:p>2.03726</text:p>
          </table:table-cell>
          <table:table-cell office:value-type="float" office:value="2.65180447457627" calcext:value-type="float">
            <text:p>2.65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1" calcext:value-type="float">
            <text:p>1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5" calcext:value-type="float">
            <text:p>5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5" calcext:value-type="float">
            <text:p>5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5" calcext:value-type="float">
            <text:p>5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0" calcext:value-type="float">
            <text:p>0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0" calcext:value-type="float">
            <text:p>0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0" calcext:value-type="float">
            <text:p>0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0" calcext:value-type="float">
            <text:p>0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59:43.769851898</dc:date>
    <meta:document-statistic meta:table-count="1" meta:cell-count="4641" meta:object-count="0"/>
    <meta:generator>LibreOffice/4.2.8.2$Linux_X86_64 LibreOffice_project/420m0$Build-2</meta:generator>
  </office:meta>
</office:document-meta>
</file>